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5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16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16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16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8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4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4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4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4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4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4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9: 0.3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9: 0.4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9: 0.4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6/19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7/19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8/19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9/19: 0.2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4: 0.2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4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4: 0.4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4: 0.4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4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5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16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2/16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3/16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4/16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4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4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4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4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4: 0.2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4: 0.2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4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4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09:25.26287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